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ionUtils.displayClassPath( String msg , URL [ ] c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Utils.findVoidSetters( Class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rospectionUtils.callMethod1( Object target , String methodN , Object param1 , String typeParam1 , ClassLoader c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rospectionUtils.addToolsJar( Vector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rospectionUtils.getFilesByExt( String ld , String 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rospectionUtils.addToClassPath( Vector cpV , String 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rospectionUtils.guessInstall( String installSysProp , String homeSysProp , String jarName , String classFil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IntrospectionUtils.getURL( String base ,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rospectionUtils.getClassPath( Vecto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rospectionUtils.getProperty( Object o , String 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ntrospectionUtils.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Utils.addJarsFromClassPath( Vector jars , String c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rospectionUtil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Utils.getClassPath( String dir , String cpath , String cpathProp , boolean addToo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rospectionUtils.replaceProperties( String value , Object ge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rospectionUtils.setProperty( Object o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rospectionUtils.execute( Object proxy , String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rospectionUtils.getAttribute( Object proxy , Stri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rospectionUtils.findBooleanSetters( Class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rospectionUtils.guessInstall( String installSysProp , String homeSysProp , String j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Utils.findMethod( Class c , String name , Class params [ ]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trospectionUtils.accept( File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Utils.replaceProperties( String value , Hashtable staticProp , PropertySource dynamicProp [ ]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ntrospectionUtils.unCapitaliz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rospectionUtils.findMethods( Class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rospectionUtils.callMethodN( Object target , String methodN , Object params [ ] , Class typeParam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rospectionUtils.capitaliz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rospectionUtils.hasHook( Object obj , String method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rospectionUtils.classPathAdd( URL urls [ ] , String c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rospectionUtils.setProperty( Object o , String name , String valu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IntrospectionUtils.setAttribute( Object proxy , String n , Object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rospectionUtils.callMain( Class c ,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Utils.callMethod0( Object target , String method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rospectionUtils.processArgs( Object proxy , String args [ ] , String args0 [ ] , String args1 [ ] , Hashtable alias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ntrospectionUtils.processArgs( Object proxy , String arg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rospectionUtils.getURLClassLoader( URL urls [ ] , ClassLoader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